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051" officeooo:paragraph-rsid="001a8051"/>
    </style:style>
    <style:style style:name="P2" style:family="paragraph" style:parent-style-name="Standard">
      <style:text-properties officeooo:rsid="001b1239" officeooo:paragraph-rsid="001b1239"/>
    </style:style>
    <style:style style:name="P3" style:family="paragraph" style:parent-style-name="Standard">
      <style:text-properties officeooo:rsid="001b37eb" officeooo:paragraph-rsid="001b37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 :</text:p>
      <text:p text:style-name="P2"><text:a xlink:type="simple" xlink:href="https://docs.opencv.org/2.4/modules/calib3d/doc/camera_calibration_and_3d_reconstruction.html" text:style-name="Internet_20_link" text:visited-style-name="Visited_20_Internet_20_Link">https://docs.opencv.org/2.4/modules/calib3d/doc/camera_calibration_and_3d_reconstruction.html</text:a></text:p>
      <text:p text:style-name="P3"><text:a xlink:type="simple" xlink:href="https://kushalvyas.github.io/calib.html" text:style-name="Internet_20_link" text:visited-style-name="Visited_20_Internet_20_Link">https://kushalvyas.github.io/calib.html</text:a></text:p>
      <text:p text:style-name="P3"/>
      <text:p text:style-name="P1">The goal of the calibration is here to estimate some camera parameters that allows to make the relation between camera's natural units (pixel positions in the image) and real world units (normalized position in meters in the image pla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09:28:13.194986395</meta:creation-date>
    <meta:generator>LibreOffice/5.2.7.2$Linux_X86_64 LibreOffice_project/20m0$Build-2</meta:generator>
    <dc:date>2019-11-21T10:43:44.453448188</dc:date>
    <meta:editing-duration>PT35M11S</meta:editing-duration>
    <meta:editing-cycles>2</meta:editing-cycles>
    <meta:document-statistic meta:table-count="0" meta:image-count="0" meta:object-count="0" meta:page-count="1" meta:paragraph-count="4" meta:word-count="44" meta:character-count="378" meta:non-whitespace-character-count="338"/>
  </office:meta>
</office:document-meta>
</file>